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 svg:font-family="'Courier New'"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fo:text-align="center" style:justify-single-word="false"/>
      <style:text-properties fo:font-size="32pt" style:font-size-asian="32pt" style:font-size-complex="32pt"/>
    </style:style>
    <style:style style:name="P4" style:family="paragraph" style:parent-style-name="Table_20_Contents">
      <style:paragraph-properties fo:text-align="start" style:justify-single-word="false"/>
      <style:text-properties style:font-name="Times-Roman" fo:font-size="12pt" style:font-name-asian="Times-Roman" style:font-size-asian="12pt" style:font-name-complex="Times-Roman" style:font-size-complex="12pt"/>
    </style:style>
    <style:style style:name="P5" style:family="paragraph" style:parent-style-name="Standard">
      <style:paragraph-properties fo:text-align="start" style:justify-single-word="false" fo:break-before="page"/>
      <style:text-properties style:use-window-font-color="true" style:text-outline="false" style:font-name="Times-Roman" fo:font-size="12pt" fo:letter-spacing="normal" style:text-underline-style="solid" style:text-underline-width="auto" style:text-underline-color="font-color" style:letter-kerning="false" style:font-name-asian="Times-Roman" style:font-size-asian="12pt" style:font-name-complex="Times-Roman" style:font-size-complex="12pt"/>
    </style:style>
    <style:style style:name="P6" style:family="paragraph" style:parent-style-name="Standard">
      <style:paragraph-properties fo:text-align="start" style:justify-single-word="false"/>
      <style:text-properties style:use-window-font-color="true" style:text-outline="false" style:font-name="Times-Roman" fo:font-size="12pt" fo:letter-spacing="normal" style:text-underline-style="none" style:letter-kerning="false" style:font-name-asian="Times-Roman" style:font-size-asian="12pt" style:font-name-complex="Times-Roman" style:font-size-complex="12pt"/>
    </style:style>
    <style:style style:name="P7" style:family="paragraph" style:parent-style-name="Standard">
      <style:paragraph-properties fo:text-align="start" style:justify-single-word="false"/>
      <style:text-properties style:use-window-font-color="true" style:text-outline="false" style:font-name="Times-Roman" fo:font-size="12pt" fo:letter-spacing="normal" style:text-underline-style="solid" style:text-underline-width="auto" style:text-underline-color="font-color" style:letter-kerning="false" style:font-name-asian="Times-Roman" style:font-size-asian="12pt" style:font-name-complex="Times-Roman" style:font-size-complex="12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John Carvajal</text:p>
      <text:p text:style-name="P3">CSC341 Homework 5 It’s Scheduling Time </text:p>
      <text:p text:style-name="P3">4-26-2018</text:p>
      <text:p text:style-name="P5">Description of the problem</text:p>
      <text:p text:style-name="P7"/>
      <text:p text:style-name="P6"><text:tab/>In this lab we were required to implement round robin, shortest remaining time next, and highest response ratio next process scheduling algorithms. We were also required to print out the turn around time and the normalized turn around time for each thread. When all the threads completed running, we then had the print out average normalized turn around time for all the threads.</text:p>
      <text:p text:style-name="P6"/>
      <text:p text:style-name="P7">How did you approach the problem?</text:p>
      <text:p text:style-name="P7"/>
      <text:p text:style-name="P6"><text:tab/>I first started with the round robin technique since I thought it would be the most straight forward. I also decided to create a new MultiThread object for each of my scheduling algorithms so that they would all start with the same values read in from the files, and any modified values would not spill into the next scheduling algorithm and ruin the final results.</text:p>
      <text:p text:style-name="P6"><text:tab/>For the final three algorithms, I implemented a design where I simulated steps in time. These were always a value of 1, and I made it so it could handle other time step values. For the round robin, I made sure that I sequentially ran each process so they would run for equal times then switch. For Shortest Remaining Time and Highest Response Ratio, I specifically would compute values and choose the correct one based on that algorithm to schedule the next thread to run.</text:p>
      <text:p text:style-name="P6"/>
      <text:p text:style-name="P6"/>
      <text:p text:style-name="P7">Give an analysis of how the different scheduling techniques compare</text:p>
      <text:p text:style-name="P7"/>
      <text:p text:style-name="P6"><text:tab/>I found that the Round Robin technique took the longest time, but this algorithm would be the most fair for giving each process equal processing time. The First Come First Served technique was faster than Round Robin, but it has the potential that short processes would have to wait for long processes to finish. Highest Response Ratio was faster than the previous two, and this technique treats processes fairly. Finally, the Shortest Remaining Time next produced the best times from our results.</text:p>
      <text:p text:style-name="P7"/>
      <text:p text:style-name="P7">Which ones were faster?</text:p>
      <text:p text:style-name="P7"/>
      <text:p text:style-name="P6"><text:tab/>From my data, the shortest remaining time first was the fastest. Here is a table of my results:</text:p>
      <text:p text:style-name="P6"/>
      <table:table table:name="Table1" table:style-name="Table1">
        <table:table-column table:style-name="Table1.A" table:number-columns-repeated="2"/>
        <table:table-row>
          <table:table-cell table:style-name="Table1.A1" office:value-type="string">
            <text:p text:style-name="P4">Algorithm</text:p>
          </table:table-cell>
          <table:table-cell table:style-name="Table1.B1" office:value-type="string">
            <text:p text:style-name="P4">Average of normalized turn around time</text:p>
          </table:table-cell>
        </table:table-row>
        <table:table-row>
          <table:table-cell table:style-name="Table1.A2" office:value-type="string">
            <text:p text:style-name="P4">FCFS</text:p>
          </table:table-cell>
          <table:table-cell table:style-name="Table1.B2" office:value-type="float" office:value="2.56333">
            <text:p text:style-name="P4">2.56</text:p>
          </table:table-cell>
        </table:table-row>
        <table:table-row>
          <table:table-cell table:style-name="Table1.A2" office:value-type="string">
            <text:p text:style-name="P4">Round Robin</text:p>
          </table:table-cell>
          <table:table-cell table:style-name="Table1.B2" office:value-type="float" office:value="2.74">
            <text:p text:style-name="P4">2.74</text:p>
          </table:table-cell>
        </table:table-row>
        <table:table-row>
          <table:table-cell table:style-name="Table1.A2" office:value-type="string">
            <text:p text:style-name="P4">Shortest Remaining Time</text:p>
          </table:table-cell>
          <table:table-cell table:style-name="Table1.B2" office:value-type="float" office:value="1.56">
            <text:p text:style-name="P4">1.56</text:p>
          </table:table-cell>
        </table:table-row>
        <table:table-row>
          <table:table-cell table:style-name="Table1.A2" office:value-type="string">
            <text:p text:style-name="P4">Highest Response Ratio</text:p>
          </table:table-cell>
          <table:table-cell table:style-name="Table1.B2" office:value-type="float" office:value="2.14">
            <text:p text:style-name="P4">2.14</text:p>
          </table:table-cell>
        </table:table-row>
      </table:table>
      <text:p text:style-name="P6"/>
      <text:p text:style-name="P7"/>
      <text:p text:style-name="P7">Give advantages and disadvantages to each</text:p>
      <text:p text:style-name="P7"/>
      <text:p text:style-name="P6"><text:tab/>FCFS</text:p>
      <text:p text:style-name="P6"><text:tab/>Advantages: no complex logic, starvation won't happen since every process will get to run</text:p>
      <text:p text:style-name="P6"><text:tab/>Disadvantages: no way to stop a process once it executes, and processes near the back of the <text:tab/>queue could spend a long time waiting before they get to run at all.</text:p>
      <text:p text:style-name="P6"><text:tab/></text:p>
      <text:p text:style-name="P6"><text:tab/>Round Robin</text:p>
      <text:p text:style-name="P6"><text:soft-page-break/><text:tab/>Advantages: processes are given the same priority, starvation doesn't occur</text:p>
      <text:p text:style-name="P6"><text:tab/>Disadvantages: if a good time quantum isn't chosen for the application, this could result in <text:tab/>decreased CPU efficiency</text:p>
      <text:p text:style-name="P6"><text:tab/></text:p>
      <text:p text:style-name="P6"><text:tab/>Shortest Remaining Time Next</text:p>
      <text:p text:style-name="P6"><text:tab/>Advantages: shorter processes run fast</text:p>
      <text:p text:style-name="P6"><text:tab/>Disadvantages: long processes could have starvation and never get to run if a bunch of sort <text:tab/>processes kept arriving</text:p>
      <text:p text:style-name="P6"/>
      <text:p text:style-name="P6"><text:tab/>Highest Response Ratio Next</text:p>
      <text:p text:style-name="P6"><text:tab/>Advantages: long processes can still get to run even with short jobs, this is a rather fair <text:tab/>scheduling algorithms, no starvation occurs</text:p>
      <text:p text:style-name="P6"><text:tab/>Disadvantages: more complex to implement, more overhead</text:p>
      <text:p text:style-name="P6"><text:tab/></text:p>
      <text:p text:style-name="P7"/>
      <text:p text:style-name="P7">Which of the methods implemented can result in starvation?</text:p>
      <text:p text:style-name="P7"/>
      <text:p text:style-name="P6"><text:tab/>Shortest Job First can result in starvation. If there was a long process and a whole bunch of short processes, the long process may never get to run since it could keep executing the huge amount short processes forever.</text:p>
      <text:p text:style-name="P6"><text:tab/></text:p>
      <text:p text:style-name="P7"/>
      <text:p text:style-name="P7">The ones that do not have starvation, how are they able to prevent it?</text:p>
      <text:p text:style-name="P7"/>
      <text:p text:style-name="P6"><text:tab/>They are able to prevent starvation because they are set up in a way so that every process gets to run. They do not have an absolute preference such as absolutely preferring shortest or longest jobs the mo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 svg:font-family="'Courier New'"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Carvajal</meta:initial-creator>
    <meta:creation-date>2018-04-09T15:55:09</meta:creation-date>
    <dc:date>2018-04-26T19:53:42</dc:date>
    <dc:creator>John Carvajal</dc:creator>
    <meta:editing-duration>P2DT9H48M31S</meta:editing-duration>
    <meta:editing-cycles>289</meta:editing-cycles>
    <meta:generator>OpenOffice/4.1.1$Unix OpenOffice.org_project/411m6$Build-9775</meta:generator>
    <meta:document-statistic meta:table-count="1" meta:image-count="0" meta:object-count="0" meta:page-count="3" meta:paragraph-count="43" meta:word-count="609" meta:character-count="3620"/>
  </office:meta>
</office:document-meta>
</file>